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lassRule.withProfileValueCheck( Statement next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lassRule.apply( Statement base , Description descri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ntextManagerCacheEvictor.TestContextManagerCacheEvictor( Statement next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lassRule.withAfterTestClassCallbacks( Statement next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lassRule.getTestContextManager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extManagerCacheEvictor.evalu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ClassRule.withTestContextManagerCacheEviction( Statement next ,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lassRule.withBeforeTestClassCallbacks( Statement next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